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854cm" style:rel-column-width="1051*"/>
    </style:style>
    <style:style style:name="表格1.B" style:family="table-column">
      <style:table-column-properties style:column-width="1.953cm" style:rel-column-width="1107*"/>
    </style:style>
    <style:style style:name="表格1.C" style:family="table-column">
      <style:table-column-properties style:column-width="1.951cm" style:rel-column-width="1106*"/>
    </style:style>
    <style:style style:name="表格1.D" style:family="table-column">
      <style:table-column-properties style:column-width="11.243cm" style:rel-column-width="6374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23" style:family="table-row">
      <style:table-row-properties style:min-row-height="0.905cm"/>
    </style:style>
    <style:style style:name="P1" style:family="paragraph" style:parent-style-name="Table_20_Contents">
      <style:text-properties officeooo:paragraph-rsid="0012903b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2903b" officeooo:paragraph-rsid="0012903b" style:font-weight-asian="bold" style:font-weight-complex="bold"/>
    </style:style>
    <style:style style:name="P4" style:family="paragraph" style:parent-style-name="Table_20_Contents">
      <style:text-properties officeooo:rsid="0012903b" officeooo:paragraph-rsid="0012903b"/>
    </style:style>
    <style:style style:name="P5" style:family="paragraph" style:parent-style-name="Table_20_Contents">
      <style:text-properties officeooo:rsid="0012903b" officeooo:paragraph-rsid="0013d404"/>
    </style:style>
    <style:style style:name="P6" style:family="paragraph" style:parent-style-name="Table_20_Contents">
      <style:text-properties officeooo:rsid="0012903b" officeooo:paragraph-rsid="00146993"/>
    </style:style>
    <style:style style:name="P7" style:family="paragraph" style:parent-style-name="Table_20_Contents">
      <style:text-properties officeooo:rsid="0012903b" officeooo:paragraph-rsid="00156096"/>
    </style:style>
    <style:style style:name="P8" style:family="paragraph" style:parent-style-name="Table_20_Contents">
      <style:text-properties officeooo:rsid="0012903b" officeooo:paragraph-rsid="00178d3b"/>
    </style:style>
    <style:style style:name="P9" style:family="paragraph" style:parent-style-name="Table_20_Contents">
      <style:text-properties officeooo:rsid="0012903b" officeooo:paragraph-rsid="0017e400"/>
    </style:style>
    <style:style style:name="P10" style:family="paragraph" style:parent-style-name="Table_20_Contents">
      <style:text-properties officeooo:rsid="0012903b" officeooo:paragraph-rsid="0019f893"/>
    </style:style>
    <style:style style:name="P11" style:family="paragraph" style:parent-style-name="Table_20_Contents">
      <style:text-properties officeooo:rsid="0012903b" officeooo:paragraph-rsid="001a9482"/>
    </style:style>
    <style:style style:name="P12" style:family="paragraph" style:parent-style-name="Table_20_Contents">
      <style:text-properties officeooo:rsid="0013d404" officeooo:paragraph-rsid="0013d404"/>
    </style:style>
    <style:style style:name="P13" style:family="paragraph" style:parent-style-name="Table_20_Contents">
      <style:text-properties officeooo:rsid="00162a63" officeooo:paragraph-rsid="00162a63"/>
    </style:style>
    <style:style style:name="P14" style:family="paragraph" style:parent-style-name="Table_20_Contents">
      <style:text-properties officeooo:rsid="00178d3b" officeooo:paragraph-rsid="00178d3b"/>
    </style:style>
    <style:style style:name="P15" style:family="paragraph" style:parent-style-name="Table_20_Contents">
      <style:text-properties officeooo:rsid="0017e400" officeooo:paragraph-rsid="0017e400"/>
    </style:style>
    <style:style style:name="P16" style:family="paragraph" style:parent-style-name="Table_20_Contents">
      <style:text-properties officeooo:rsid="001a9482" officeooo:paragraph-rsid="001a9482"/>
    </style:style>
    <style:style style:name="P17" style:family="paragraph" style:parent-style-name="Table_20_Contents">
      <style:text-properties officeooo:rsid="001ac7a0" officeooo:paragraph-rsid="001ac7a0"/>
    </style:style>
    <style:style style:name="T1" style:family="text">
      <style:text-properties officeooo:rsid="0012903b"/>
    </style:style>
    <style:style style:name="T2" style:family="text">
      <style:text-properties officeooo:rsid="0013d4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附件<text:span text:style-name="T1">1</text:span>：</text:p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">一级菜单</text:p>
          </table:table-cell>
          <table:table-cell table:style-name="表格1.A1" office:value-type="string">
            <text:p text:style-name="P2">二级菜单</text:p>
          </table:table-cell>
          <table:table-cell table:style-name="表格1.A1" office:value-type="string">
            <text:p text:style-name="P2">三级菜单</text:p>
          </table:table-cell>
          <table:table-cell table:style-name="表格1.D1" office:value-type="string">
            <text:p text:style-name="P2">说明</text:p>
          </table:table-cell>
        </table:table-row>
        <table:table-row>
          <table:table-cell table:style-name="表格1.A2" office:value-type="string">
            <text:p text:style-name="P1">个人中心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Table_20_Contents">包括：新药申报和备忘录，两个模块</text:p>
          </table:table-cell>
        </table:table-row>
        <table:table-row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><text:span text:style-name="T1">新药申报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具有权限的用户可以进行新药的申报，包括填写、提交、打印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span text:style-name="T1">备忘录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用户可对需要进行处理的事项进行记录，并有提醒功能， 包括新增、修改、删除、查询等功能</text:p>
          </table:table-cell>
        </table:table-row>
        <table:table-row>
          <table:table-cell table:style-name="表格1.A2" office:value-type="string">
            <text:p text:style-name="P1">药剂管理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4">包括：新药初审、系统参数、专家遴选、通用名、大总目录、院用目录、给药途径、匹配条件、特殊规则、科室属性、执业类别、技术职称（资格）、聘任模块，十三个模块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新药初审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4">用户申报的新药进行初步的审核功能，包括初审新药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系统参数 <text:s text:c="25"/>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定义时间段为新药进行申报工作准备，并可以根据自定义的规则生成可参与申报的人员， 包括新增、修改、查询、筛选人员、查看人员、启用申报、关闭申报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专家遴选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根据自定义的规则生成评审专家人员， 包括新增、修改、筛选人员、查看人员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通用名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药品的通用名字典库，包括新增、修改、删除、查询、导入、导出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大总目录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包括省直联合项目、增补待谈价、双信封中标项目、国家谈判项目、定点生产项目、省级谈判项目、市场撮合项目等药品数据，包括新增、修改、删除、查询、导入、导出、过滤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院用目录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P5">医院正在使用的药品目录，包括新增、修改、删除、查询、导入、导出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给药途径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5">药品的使用方式， 包括新增、修改、删除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匹配条件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5">管理动态生成药品申报填写内容项，包括互换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特殊规则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特殊药品类有一些特殊申报规则管理， 包括新增、修改、删除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科室属性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定义科室的属性， 包括新增、修改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执业类别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定 义医生行业类别，包括新增、修改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技术职称（资格）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定义医生的技术职称，包括新增、修改、查询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聘任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定义医生的聘任情况，包括新增、修改、查询等功能</text:p>
          </table:table-cell>
        </table:table-row>
        <table:table-row>
          <table:table-cell table:style-name="表格1.A2" office:value-type="string">
            <text:p text:style-name="Table_20_Contents">权限管理</text:p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10">包括：控制列表、分组列表、切换身份、用户管理、<text:span text:style-name="T2">组织机构管理、权限管理模块</text:span>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控制列表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6">定义菜单的显示和权限资源标识，包括新增、修改、删除、查询、排序、顺序调整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分组列表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7">人员或机构进行分组，使同组人员具有相同的权限，包括新增、修改、删除、查询等功能</text:p>
          </table:table-cell>
        </table:table-row>
        <text:soft-page-break/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切换身份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7">用户进行临时授权，包括赋予、收回等功能</text:p>
          </table:table-cell>
        </table:table-row>
        <table:table-row table:style-name="表格1.23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用 户管理</text:p>
          </table:table-cell>
          <table:table-cell table:style-name="表格1.A2" office:value-type="string">
            <text:p text:style-name="P12"/>
          </table:table-cell>
          <table:table-cell table:style-name="表格1.D2" office:value-type="string">
            <text:p text:style-name="P7">包括：用户列表、在线用户列表、状态变更历史列表、用户最后在线历史列表模块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3">用户列表</text:p>
          </table:table-cell>
          <table:table-cell table:style-name="表格1.D2" office:value-type="string">
            <text:p text:style-name="P8">管理登录用户信息发，包括新增、修改、删除、查询、禁封、解封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在线用户列表</text:p>
          </table:table-cell>
          <table:table-cell table:style-name="表格1.D2" office:value-type="string">
            <text:p text:style-name="P8">查看在线用户，对用户可进行强制退出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状态变更历史列表</text:p>
          </table:table-cell>
          <table:table-cell table:style-name="表格1.D2" office:value-type="string">
            <text:p text:style-name="P8">查看用户变更的历史情况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用户最后在线历史列表</text:p>
          </table:table-cell>
          <table:table-cell table:style-name="表格1.D2" office:value-type="string">
            <text:p text:style-name="P8">查看用户在本系统操作情况统计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组织机构管理</text:p>
          </table:table-cell>
          <table:table-cell table:style-name="表格1.A2" office:value-type="string">
            <text:p text:style-name="P14"/>
          </table:table-cell>
          <table:table-cell table:style-name="表格1.D2" office:value-type="string">
            <text:p text:style-name="P8">包括：组织机构列表和工作职务列表模块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组织机构列表</text:p>
          </table:table-cell>
          <table:table-cell table:style-name="表格1.D2" office:value-type="string">
            <text:p text:style-name="P9">管理组织机构，包括新增、修改、删除、查询、移动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工作职务列表</text:p>
          </table:table-cell>
          <table:table-cell table:style-name="表格1.D2" office:value-type="string">
            <text:p text:style-name="P9">管理工作职务，包括新增、修改、删除、查询、移动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>权限管理</text:p>
          </table:table-cell>
          <table:table-cell table:style-name="表格1.A2" office:value-type="string">
            <text:p text:style-name="P14"/>
          </table:table-cell>
          <table:table-cell table:style-name="表格1.D2" office:value-type="string">
            <text:p text:style-name="P9">包括：权限列表、授权权限给角色、授权角色给实体模块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4">权限列表</text:p>
          </table:table-cell>
          <table:table-cell table:style-name="表格1.D2" office:value-type="string">
            <text:p text:style-name="P9">对每个功能进行权限定义，包括新增、修改、删除、查询、禁用、启用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>授权权限给角色</text:p>
          </table:table-cell>
          <table:table-cell table:style-name="表格1.D2" office:value-type="string">
            <text:p text:style-name="P9">定义权限角色，并分配权限给定义的角色，包括新增、修改、删除、查询、禁用、启用等功能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>授权角色给实体</text:p>
          </table:table-cell>
          <table:table-cell table:style-name="表格1.D2" office:value-type="string">
            <text:p text:style-name="P9">对用户或分组列表进行授权，包括新增、修改、删除、查询等功能</text:p>
          </table:table-cell>
        </table:table-row>
        <table:table-row>
          <table:table-cell table:style-name="表格1.A2" office:value-type="string">
            <text:p text:style-name="P15">系统管理</text:p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9">包括：图标管理、数据源、报表管理、在线编辑、静态资源版本控制模块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图标管理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管理菜单图标，包括新增、修改、删除、查询，重新生成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数据源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对需要进行使用外部数据进行管理，主要是报表使用，包括新增、修改、删除、查询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报表管理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包括：文字报表、图型报表、报表分类、报表存储、报表集模块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>文字报表</text:p>
          </table:table-cell>
          <table:table-cell table:style-name="表格1.D2" office:value-type="string">
            <text:p text:style-name="P11">文字报表，要生成PDF、EXCEL、RTF、HTML格式的文件，包括新增、修改、删除、查询，预览和下载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>图型报表</text:p>
          </table:table-cell>
          <table:table-cell table:style-name="表格1.D2" office:value-type="string">
            <text:p text:style-name="P11">图型报表，包括新增、修改、删除、查询，预览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16">报表分类</text:p>
          </table:table-cell>
          <table:table-cell table:style-name="表格1.D2" office:value-type="string">
            <text:p text:style-name="P11">对文字和图型报表进行分类，包括新增、修改、删除、查询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>报表集</text:p>
          </table:table-cell>
          <table:table-cell table:style-name="表格1.D2" office:value-type="string">
            <text:p text:style-name="P11">通过报表分类，生成报表集合，供用户打印，包括新增、修改、删除、查询等功能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在线编辑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对系统进行维护</text:p>
          </table:table-cell>
        </table:table-row>
        <text:soft-page-break/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静态资源版本控制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对系统进行维护</text:p>
          </table:table-cell>
        </table:table-row>
        <table:table-row>
          <table:table-cell table:style-name="表格1.A2" office:value-type="string">
            <text:p text:style-name="P15">监控管理</text:p>
          </table:table-cell>
          <table:table-cell table:style-name="表格1.A2" office:value-type="string">
            <text:p text:style-name="P12"/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7">包括：数据库监控、Ehcache监控、JVM监控、SQL执行、JPAQL执行、Hibernate监控模块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2">数据库监控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查看数据库使用情况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>Ehcache监控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1">对二级缓存进行查看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>JVM监控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7">对Java虚拟机进行查看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>SQL执行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7">对数据库进行操作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>JPAQL执行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7">对对象进行数据库操作</text:p>
          </table:table-cell>
        </table:table-row>
        <table:table-row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>Hibernate监控</text:p>
          </table:table-cell>
          <table:table-cell table:style-name="表格1.A2" office:value-type="string">
            <text:p text:style-name="P9"/>
          </table:table-cell>
          <table:table-cell table:style-name="表格1.D2" office:value-type="string">
            <text:p text:style-name="P17">对Hibernate进行查看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8:56:29.474187648</meta:creation-date>
    <dc:date>2018-11-27T10:31:49.933675288</dc:date>
    <meta:editing-duration>PT6M4S</meta:editing-duration>
    <meta:editing-cycles>4</meta:editing-cycles>
    <meta:generator>LibreOffice/6.0.6.2$Linux_X86_64 LibreOffice_project/00m0$Build-2</meta:generator>
    <meta:document-statistic meta:table-count="1" meta:image-count="0" meta:object-count="0" meta:page-count="3" meta:paragraph-count="106" meta:word-count="1660" meta:character-count="1761" meta:non-whitespace-character-count="1726"/>
  </office:meta>
</office:document-meta>
</file>